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marker-end="Arrow_20_concave" draw:textarea-vertical-align="middle"/>
    </style:style>
    <style:style style:name="gr4" style:family="graphic" style:parent-style-name="standard">
      <style:graphic-properties draw:fill-color="#ccffcc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93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33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10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color="#336633" fo:font-size="28pt" style:font-size-asian="28pt" style:font-size-complex="28pt"/>
    </style:style>
    <style:style style:name="P4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336633" fo:font-family="Wingdings" style:font-style-name="Normal" style:font-charset="x-symbol" fo:font-size="28pt" style:font-family-asian="Wingdings" style:font-style-name-asian="Normal" style:font-charset-asian="x-symbol" style:font-size-asian="28pt" style:font-family-complex="Wingdings" style:font-style-name-complex="Normal" style:font-charset-complex="x-symbol" style:font-size-complex="28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rect draw:style-name="gr1" draw:text-style-name="P2" xml:id="id1" draw:id="id1" draw:layer="layout" svg:width="3.599cm" svg:height="1cm" svg:x="12.4cm" svg:y="3.161cm">
          <text:p text:style-name="P1"><text:span text:style-name="T1">Accueil</text:span></text:p>
          <text:p text:style-name="P1"><text:span text:style-name="T2">Main</text:span></text:p>
        </draw:rect>
        <draw:custom-shape draw:style-name="gr2" draw:text-style-name="P2" xml:id="id2" draw:id="id2" draw:layer="layout" svg:width="3.599cm" svg:height="1.2cm" svg:x="12.4cm" svg:y="5.005cm">
          <text:p text:style-name="P2"><text:span text:style-name="T3">Authentifica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4.199cm" svg:y1="4.161cm" svg:x2="14.2cm" svg:y2="5.005cm" draw:start-shape="id1" draw:start-glue-point="2" draw:end-shape="id2" draw:end-glue-point="4" svg:d="M14199 4161v422h1v422">
          <text:p/>
        </draw:connector>
        <draw:rect draw:style-name="gr1" draw:text-style-name="P2" xml:id="id13" draw:id="id13" draw:layer="layout" svg:width="3.599cm" svg:height="1cm" svg:x="2.2cm" svg:y="10.405cm">
          <text:p text:style-name="P1"><text:span text:style-name="T1">Accueil Elèves</text:span></text:p>
          <text:p text:style-name="P1"><text:span text:style-name="T2">elv_main</text:span></text:p>
        </draw:rect>
        <draw:rect draw:style-name="gr1" draw:text-style-name="P2" xml:id="id12" draw:id="id12" draw:layer="layout" svg:width="3.599cm" svg:height="1cm" svg:x="13.128cm" svg:y="10.429cm">
          <text:p text:style-name="P1"><text:span text:style-name="T1">Accueil Profs</text:span></text:p>
          <text:p text:style-name="P1"><text:span text:style-name="T2">prf_main</text:span></text:p>
        </draw:rect>
        <draw:rect draw:style-name="gr1" draw:text-style-name="P2" xml:id="id9" draw:id="id9" draw:layer="layout" svg:width="3.599cm" svg:height="1cm" svg:x="46.102cm" svg:y="10.429cm">
          <text:p text:style-name="P1"><text:span text:style-name="T1">Accueil Admin</text:span></text:p>
          <text:p text:style-name="P1"><text:span text:style-name="T2">adm_main</text:span></text:p>
        </draw:rect>
        <draw:custom-shape draw:style-name="gr2" draw:text-style-name="P2" xml:id="id4" draw:id="id4" draw:layer="layout" svg:width="3.599cm" svg:height="1.2cm" svg:x="47.402cm" svg:y="21.388cm">
          <text:p text:style-name="P2"><text:span text:style-name="T3">Si élè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53.102cm" svg:y1="20.107cm" svg:x2="49.202cm" svg:y2="21.388cm" draw:start-shape="id3" draw:start-glue-point="6" draw:end-shape="id4" draw:end-glue-point="4" svg:d="M53102 20107v641h-3900v640">
          <text:p/>
        </draw:connector>
        <draw:custom-shape draw:style-name="gr2" draw:text-style-name="P2" xml:id="id8" draw:id="id8" draw:layer="layout" svg:width="3.599cm" svg:height="1.2cm" svg:x="51.302cm" svg:y="21.388cm">
          <text:p text:style-name="P2"><text:span text:style-name="T3">Si adm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53.101cm" svg:y1="17.807cm" svg:x2="53.102cm" svg:y2="18.907cm" draw:start-shape="id5" draw:start-glue-point="2" draw:end-shape="id3" draw:end-glue-point="4" svg:d="M53101 17807v550h1v550">
          <text:p/>
        </draw:connector>
        <draw:connector draw:style-name="gr3" draw:text-style-name="P1" draw:layer="layout" svg:x1="49.202cm" svg:y1="22.588cm" svg:x2="49.201cm" svg:y2="23.307cm" draw:start-shape="id4" draw:start-glue-point="6" draw:end-shape="id6" draw:end-glue-point="0" svg:d="M49202 22588v360h-1v359">
          <text:p/>
        </draw:connector>
        <draw:connector draw:style-name="gr3" draw:text-style-name="P1" draw:layer="layout" svg:x1="49.201cm" svg:y1="24.529cm" svg:x2="51.302cm" svg:y2="25.389cm" draw:start-shape="id6" draw:start-glue-point="2" draw:end-shape="id7" draw:end-glue-point="5" svg:d="M49201 24529v860h2101">
          <text:p/>
        </draw:connector>
        <draw:connector draw:style-name="gr3" draw:text-style-name="P1" draw:layer="layout" svg:x1="53.102cm" svg:y1="22.588cm" svg:x2="53.102cm" svg:y2="24.789cm" draw:start-shape="id8" draw:start-glue-point="6" draw:end-shape="id7" draw:end-glue-point="4" svg:d="M53102 22588v2201">
          <text:p/>
        </draw:connector>
        <draw:connector draw:style-name="gr3" draw:text-style-name="P1" draw:layer="layout" svg:x1="47.901cm" svg:y1="11.429cm" svg:x2="53.102cm" svg:y2="14.829cm" draw:start-shape="id9" draw:start-glue-point="2" draw:end-shape="id10" draw:end-glue-point="0" svg:d="M47901 11429v1700h5201v1700">
          <text:p/>
        </draw:connector>
        <draw:connector draw:style-name="gr3" draw:text-style-name="P1" draw:layer="layout" svg:x1="22.301cm" svg:y1="8.214cm" svg:x2="47.901cm" svg:y2="10.429cm" draw:start-shape="id11" draw:start-glue-point="6" draw:end-shape="id9" draw:end-glue-point="0" svg:d="M22301 8214v1108h25600v1107">
          <text:p/>
        </draw:connector>
        <draw:rect draw:style-name="gr1" draw:text-style-name="P2" xml:id="id10" draw:id="id10" draw:layer="layout" svg:width="3.599cm" svg:height="1cm" svg:x="51.303cm" svg:y="14.829cm">
          <text:p text:style-name="P1"><text:span text:style-name="T1">Ajout Personne</text:span></text:p>
          <text:p text:style-name="P1"><text:span text:style-name="T2">adm_ajoupers</text:span></text:p>
        </draw:rect>
        <draw:rect draw:style-name="gr1" draw:text-style-name="P2" xml:id="id14" draw:id="id14" draw:layer="layout" svg:width="3.599cm" svg:height="1cm" svg:x="40.903cm" svg:y="14.829cm">
          <text:p text:style-name="P1"><text:span text:style-name="T1">Suppr Personne</text:span></text:p>
          <text:p text:style-name="P1"><text:span text:style-name="T2">adm_suppers</text:span></text:p>
        </draw:rect>
        <draw:connector draw:style-name="gr3" draw:text-style-name="P1" draw:layer="layout" svg:x1="22.301cm" svg:y1="8.214cm" svg:x2="14.927cm" svg:y2="10.429cm" draw:start-shape="id11" draw:start-glue-point="6" draw:end-shape="id12" draw:end-glue-point="0" svg:d="M22301 8214v1108h-7374v1107">
          <text:p/>
        </draw:connector>
        <draw:connector draw:style-name="gr3" draw:text-style-name="P1" draw:layer="layout" svg:x1="22.301cm" svg:y1="8.214cm" svg:x2="3.999cm" svg:y2="10.405cm" draw:start-shape="id11" draw:start-glue-point="6" draw:end-shape="id13" draw:end-glue-point="0" svg:d="M22301 8214v1096h-18302v1095">
          <text:p/>
        </draw:connector>
        <draw:ellipse draw:style-name="gr4" draw:text-style-name="P2" xml:id="id5" draw:id="id5" draw:layer="layout" svg:width="3.6cm" svg:height="1.222cm" svg:x="51.301cm" svg:y="16.585cm">
          <text:p text:style-name="P1"><text:span text:style-name="T3">Saisie </text:span></text:p>
          <text:p text:style-name="P1"><text:span text:style-name="T3">Nom, prénom, profil</text:span></text:p>
        </draw:ellipse>
        <draw:ellipse draw:style-name="gr4" draw:text-style-name="P2" xml:id="id6" draw:id="id6" draw:layer="layout" svg:width="3.6cm" svg:height="1.222cm" svg:x="47.401cm" svg:y="23.307cm">
          <text:p text:style-name="P1"><text:span text:style-name="T3">Saisie </text:span></text:p>
          <text:p text:style-name="P1"><text:span text:style-name="T3">Matières Optionnelles</text:span></text:p>
        </draw:ellipse>
        <draw:connector draw:style-name="gr3" draw:text-style-name="P1" draw:layer="layout" svg:x1="53.102cm" svg:y1="15.829cm" svg:x2="53.101cm" svg:y2="16.585cm" draw:start-shape="id10" draw:start-glue-point="2" draw:end-shape="id5" draw:end-glue-point="0" svg:d="M53102 15829v378h-1v378">
          <text:p/>
        </draw:connector>
        <draw:connector draw:style-name="gr3" draw:text-style-name="P1" draw:layer="layout" svg:x1="47.901cm" svg:y1="11.429cm" svg:x2="42.702cm" svg:y2="14.829cm" draw:start-shape="id9" draw:start-glue-point="2" draw:end-shape="id14" draw:end-glue-point="0" svg:d="M47901 11429v1700h-5199v1700">
          <text:p/>
        </draw:connector>
        <draw:ellipse draw:style-name="gr4" draw:text-style-name="P2" xml:id="id16" draw:id="id16" draw:layer="layout" svg:width="3.6cm" svg:height="1.222cm" svg:x="40.901cm" svg:y="16.585cm">
          <text:p text:style-name="P1"><text:span text:style-name="T3">Saisie </text:span></text:p>
          <text:p text:style-name="P1"><text:span text:style-name="T3">Nom, prénom</text:span></text:p>
        </draw:ellipse>
        <draw:custom-shape draw:style-name="gr2" draw:text-style-name="P2" xml:id="id3" draw:id="id3" draw:layer="layout" svg:width="3.599cm" svg:height="1.2cm" svg:x="51.302cm" svg:y="18.907cm">
          <text:p text:style-name="P2"><text:span text:style-name="T3">Si n'existe p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5" draw:id="id15" draw:layer="layout" svg:width="3.599cm" svg:height="1.2cm" svg:x="47.402cm" svg:y="18.908cm">
          <text:p text:style-name="P2"><text:span text:style-name="T3">Si existe déjà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line-skew="0.3cm" svg:x1="47.402cm" svg:y1="19.508cm" svg:x2="51.303cm" svg:y2="15.329cm" draw:start-shape="id15" draw:start-glue-point="5" draw:end-shape="id10" draw:end-glue-point="3" svg:d="M47402 19508h-202v-4179h4103">
          <text:p/>
        </draw:connector>
        <draw:connector draw:style-name="gr3" draw:text-style-name="P1" draw:layer="layout" svg:x1="53.101cm" svg:y1="17.807cm" svg:x2="49.202cm" svg:y2="18.908cm" draw:start-shape="id5" draw:start-glue-point="2" draw:end-shape="id15" draw:end-glue-point="4" svg:d="M53101 17807v551h-3899v550">
          <text:p/>
        </draw:connector>
        <draw:connector draw:style-name="gr3" draw:text-style-name="P1" draw:layer="layout" svg:x1="53.102cm" svg:y1="20.107cm" svg:x2="53.102cm" svg:y2="21.388cm" draw:start-shape="id3" draw:start-glue-point="6" draw:end-shape="id8" draw:end-glue-point="4" svg:d="M53102 20107v1281">
          <text:p/>
        </draw:connector>
        <draw:custom-shape draw:style-name="gr2" draw:text-style-name="P2" xml:id="id17" draw:id="id17" draw:layer="layout" svg:width="3.599cm" svg:height="1.2cm" svg:x="43.002cm" svg:y="18.908cm">
          <text:p text:style-name="P2"><text:span text:style-name="T3">Si existe déjà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8" draw:id="id18" draw:layer="layout" svg:width="3.599cm" svg:height="1.2cm" svg:x="39.002cm" svg:y="18.909cm">
          <text:p text:style-name="P2"><text:span text:style-name="T3">Si n'existe p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42.702cm" svg:y1="15.829cm" svg:x2="42.701cm" svg:y2="16.585cm" draw:start-shape="id14" draw:start-glue-point="2" draw:end-shape="id16" draw:end-glue-point="0" svg:d="M42702 15829v378h-1v378">
          <text:p/>
        </draw:connector>
        <draw:connector draw:style-name="gr3" draw:text-style-name="P1" draw:layer="layout" svg:x1="42.701cm" svg:y1="17.807cm" svg:x2="44.802cm" svg:y2="18.908cm" draw:start-shape="id16" draw:start-glue-point="2" draw:end-shape="id17" draw:end-glue-point="4" svg:d="M42701 17807v551h2101v550">
          <text:p/>
        </draw:connector>
        <draw:connector draw:style-name="gr3" draw:text-style-name="P1" draw:layer="layout" svg:x1="42.701cm" svg:y1="17.807cm" svg:x2="40.801cm" svg:y2="18.909cm" draw:start-shape="id16" draw:start-glue-point="2" draw:end-shape="id18" draw:end-glue-point="0" svg:d="M42701 17807v551h-1900v551">
          <text:p/>
        </draw:connector>
        <draw:connector draw:style-name="gr3" draw:text-style-name="P1" draw:layer="layout" draw:line-skew="0.502cm" svg:x1="39.002cm" svg:y1="19.509cm" svg:x2="40.903cm" svg:y2="15.329cm" draw:start-shape="id18" draw:start-glue-point="5" draw:end-shape="id14" draw:end-glue-point="3" svg:d="M39002 19509v-4180h1901">
          <text:p/>
        </draw:connector>
        <draw:custom-shape draw:style-name="gr2" draw:text-style-name="P2" xml:id="id19" draw:id="id19" draw:layer="layout" svg:width="3.599cm" svg:height="1.2cm" svg:x="43.002cm" svg:y="21.389cm">
          <text:p text:style-name="P2"><text:span text:style-name="T3">Suppression et</text:span></text:p>
          <text:p text:style-name="P2"><text:span text:style-name="T3">sauvegar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44.802cm" svg:y1="20.108cm" svg:x2="44.802cm" svg:y2="21.389cm" draw:start-shape="id17" draw:start-glue-point="6" draw:end-shape="id19" draw:end-glue-point="4" svg:d="M44802 20108v1281">
          <text:p/>
        </draw:connector>
        <draw:connector draw:style-name="gr3" draw:text-style-name="P1" draw:layer="layout" draw:line-skew="-0.202cm" svg:x1="46.601cm" svg:y1="21.989cm" svg:x2="44.502cm" svg:y2="15.329cm" draw:start-shape="id19" draw:start-glue-point="7" draw:end-shape="id14" draw:end-glue-point="1" svg:d="M46601 21989h299v-6660h-2398">
          <text:p/>
        </draw:connector>
        <draw:ellipse draw:style-name="gr4" draw:text-style-name="P2" xml:id="id21" draw:id="id21" draw:layer="layout" svg:width="3.6cm" svg:height="1.222cm" svg:x="34.601cm" svg:y="16.586cm">
          <text:p text:style-name="P1"><text:span text:style-name="T3">Saisie </text:span></text:p>
          <text:p text:style-name="P1"><text:span text:style-name="T3">Intitulé, coefficient</text:span></text:p>
        </draw:ellipse>
        <draw:custom-shape draw:style-name="gr2" draw:text-style-name="P2" xml:id="id22" draw:id="id22" draw:layer="layout" svg:width="3.599cm" svg:height="1.2cm" svg:x="34.602cm" svg:y="18.908cm">
          <text:p text:style-name="P2"><text:span text:style-name="T3">Si n'existe p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3" draw:id="id23" draw:layer="layout" svg:width="3.599cm" svg:height="1.2cm" svg:x="30.502cm" svg:y="18.909cm">
          <text:p text:style-name="P2"><text:span text:style-name="T3">Si existe déjà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36.403cm" svg:y1="15.829cm" svg:x2="36.401cm" svg:y2="16.586cm" draw:start-shape="id20" draw:start-glue-point="2" draw:end-shape="id21" draw:end-glue-point="0" svg:d="M36403 15829v379h-2v378">
          <text:p/>
        </draw:connector>
        <draw:connector draw:style-name="gr3" draw:text-style-name="P1" draw:layer="layout" svg:x1="36.401cm" svg:y1="17.808cm" svg:x2="36.402cm" svg:y2="18.908cm" draw:start-shape="id21" draw:start-glue-point="2" draw:end-shape="id22" draw:end-glue-point="4" svg:d="M36401 17808v550h1v550">
          <text:p/>
        </draw:connector>
        <draw:connector draw:style-name="gr3" draw:text-style-name="P1" draw:layer="layout" svg:x1="36.401cm" svg:y1="17.808cm" svg:x2="32.302cm" svg:y2="18.909cm" draw:start-shape="id21" draw:start-glue-point="2" draw:end-shape="id23" draw:end-glue-point="4" svg:d="M36401 17808v551h-4099v550">
          <text:p/>
        </draw:connector>
        <draw:connector draw:style-name="gr3" draw:text-style-name="P1" draw:layer="layout" svg:x1="36.402cm" svg:y1="20.108cm" svg:x2="36.4cm" svg:y2="21.41cm" draw:start-shape="id22" draw:start-glue-point="6" draw:end-shape="id24" draw:end-glue-point="4" svg:d="M36402 20108v652h-2v650">
          <text:p/>
        </draw:connector>
        <draw:custom-shape draw:style-name="gr2" draw:text-style-name="P2" xml:id="id24" draw:id="id24" draw:layer="layout" svg:width="3.599cm" svg:height="1.2cm" svg:x="34.6cm" svg:y="21.41cm">
          <text:p text:style-name="P2"><text:span text:style-name="T3">Ajout et</text:span></text:p>
          <text:p text:style-name="P2"><text:span text:style-name="T3">sauvegar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line-skew="3.489cm 9.098cm" svg:x1="36.4cm" svg:y1="22.61cm" svg:x2="49.701cm" svg:y2="10.929cm" draw:start-shape="id24" draw:start-glue-point="6" draw:end-shape="id9" draw:end-glue-point="1" svg:d="M36400 22610v3991h22900v-15672h-9599">
          <text:p/>
        </draw:connector>
        <draw:frame draw:style-name="gr5" draw:text-style-name="P3" draw:layer="layout" svg:width="1cm" svg:height="1.343cm" svg:x="54.2cm" svg:y="15.963cm">
          <draw:text-box>
            <text:p><text:span text:style-name="T4"></text:span></text:p>
          </draw:text-box>
        </draw:frame>
        <draw:frame draw:style-name="gr5" draw:text-style-name="P3" draw:layer="layout" svg:width="1cm" svg:height="1.343cm" svg:x="54cm" svg:y="18.406cm">
          <draw:text-box>
            <text:p><text:span text:style-name="T4"></text:span></text:p>
          </draw:text-box>
        </draw:frame>
        <draw:frame draw:style-name="gr5" draw:text-style-name="P3" draw:layer="layout" svg:width="1cm" svg:height="1.343cm" svg:x="53.901cm" svg:y="20.863cm">
          <draw:text-box>
            <text:p><text:span text:style-name="T4"></text:span></text:p>
          </draw:text-box>
        </draw:frame>
        <draw:frame draw:style-name="gr5" draw:text-style-name="P3" draw:layer="layout" svg:width="1cm" svg:height="1.343cm" svg:x="53.9cm" svg:y="24.306cm">
          <draw:text-box>
            <text:p><text:span text:style-name="T4"></text:span></text:p>
          </draw:text-box>
        </draw:frame>
        <draw:frame draw:style-name="gr5" draw:text-style-name="P3" draw:layer="layout" svg:width="1cm" svg:height="1.343cm" svg:x="50.1cm" svg:y="22.588cm">
          <draw:text-box>
            <text:p><text:span text:style-name="T4"></text:span></text:p>
          </draw:text-box>
        </draw:frame>
        <draw:frame draw:style-name="gr5" draw:text-style-name="P3" draw:layer="layout" svg:width="1cm" svg:height="1.343cm" svg:x="50.1cm" svg:y="20.906cm">
          <draw:text-box>
            <text:p><text:span text:style-name="T4"></text:span></text:p>
          </draw:text-box>
        </draw:frame>
        <draw:frame draw:style-name="gr5" draw:text-style-name="P3" draw:layer="layout" svg:width="1cm" svg:height="1.343cm" svg:x="49.9cm" svg:y="18.363cm">
          <draw:text-box>
            <text:p><text:span text:style-name="T4"></text:span></text:p>
          </draw:text-box>
        </draw:frame>
        <draw:frame draw:style-name="gr5" draw:text-style-name="P3" draw:layer="layout" svg:width="1cm" svg:height="1.343cm" svg:x="54.2cm" svg:y="13.906cm">
          <draw:text-box>
            <text:p><text:span text:style-name="T4"></text:span></text:p>
          </draw:text-box>
        </draw:frame>
        <draw:rect draw:style-name="gr1" draw:text-style-name="P2" xml:id="id27" draw:id="id27" draw:layer="layout" svg:width="3.599cm" svg:height="1cm" svg:x="15.805cm" svg:y="14.829cm">
          <text:p text:style-name="P1"><text:span text:style-name="T1">Ajout Note</text:span></text:p>
          <text:p text:style-name="P1"><text:span text:style-name="T2">prf_ajounot</text:span></text:p>
        </draw:rect>
        <draw:rect draw:style-name="gr1" draw:text-style-name="P2" xml:id="id28" draw:id="id28" draw:layer="layout" svg:width="3.599cm" svg:height="1cm" svg:x="7.606cm" svg:y="14.829cm">
          <text:p text:style-name="P1"><text:span text:style-name="T1">Suppression Note</text:span></text:p>
          <text:p text:style-name="P1"><text:span text:style-name="T2">prf_supnot</text:span></text:p>
        </draw:rect>
        <draw:ellipse draw:style-name="gr4" draw:text-style-name="P2" xml:id="id30" draw:id="id30" draw:layer="layout" svg:width="3.6cm" svg:height="1.222cm" svg:x="15.801cm" svg:y="16.585cm">
          <text:p text:style-name="P1"><text:span text:style-name="T3">Saisie </text:span></text:p>
          <text:p text:style-name="P1"><text:span text:style-name="T3">Nom/prénom, note,max, coef</text:span></text:p>
        </draw:ellipse>
        <draw:custom-shape draw:style-name="gr2" draw:text-style-name="P2" xml:id="id25" draw:id="id25" draw:layer="layout" svg:width="3.599cm" svg:height="1.2cm" svg:x="55.302cm" svg:y="21.389cm">
          <text:p text:style-name="P2"><text:span text:style-name="T3">Si pro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ellipse draw:style-name="gr4" draw:text-style-name="P2" xml:id="id26" draw:id="id26" draw:layer="layout" svg:width="3.6cm" svg:height="1.222cm" svg:x="55.301cm" svg:y="23.308cm">
          <text:p text:style-name="P1"><text:span text:style-name="T3">Saisie </text:span></text:p>
          <text:p text:style-name="P1"><text:span text:style-name="T3">Matière</text:span></text:p>
        </draw:ellipse>
        <draw:connector draw:style-name="gr3" draw:text-style-name="P1" draw:layer="layout" svg:x1="53.102cm" svg:y1="20.107cm" svg:x2="57.102cm" svg:y2="21.389cm" draw:start-shape="id3" draw:start-glue-point="6" draw:end-shape="id25" draw:end-glue-point="4" svg:d="M53102 20107v642h4000v640">
          <text:p/>
        </draw:connector>
        <draw:connector draw:style-name="gr3" draw:text-style-name="P1" draw:layer="layout" svg:x1="57.102cm" svg:y1="22.589cm" svg:x2="57.101cm" svg:y2="23.308cm" draw:start-shape="id25" draw:start-glue-point="6" draw:end-shape="id26" draw:end-glue-point="0" svg:d="M57102 22589v360h-1v359">
          <text:p/>
        </draw:connector>
        <draw:connector draw:style-name="gr6" draw:text-style-name="P1" draw:layer="layout" svg:x1="57.101cm" svg:y1="24.53cm" svg:x2="54.901cm" svg:y2="25.389cm" draw:start-shape="id26" draw:start-glue-point="2" draw:end-shape="id7" draw:end-glue-point="7" svg:d="M57101 24530v859h-2200">
          <text:p/>
        </draw:connector>
        <draw:custom-shape draw:style-name="gr2" draw:text-style-name="P2" xml:id="id7" draw:id="id7" draw:layer="layout" svg:width="3.599cm" svg:height="1.2cm" svg:x="51.302cm" svg:y="24.789cm">
          <text:p text:style-name="P2"><text:span text:style-name="T3">Sauvegar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line-skew="0.11cm 8.799cm" svg:x1="53.102cm" svg:y1="25.989cm" svg:x2="49.701cm" svg:y2="10.929cm" draw:start-shape="id7" draw:start-glue-point="6" draw:end-shape="id9" draw:end-glue-point="1" svg:d="M53102 25989v612h6198v-15672h-9599">
          <text:p/>
        </draw:connector>
        <draw:ellipse draw:style-name="gr4" draw:text-style-name="P2" xml:id="id29" draw:id="id29" draw:layer="layout" svg:width="3.6cm" svg:height="1.222cm" svg:x="7.62cm" svg:y="16.585cm">
          <text:p text:style-name="P1"><text:span text:style-name="T3">Saisie </text:span></text:p>
          <text:p text:style-name="P1"><text:span text:style-name="T3">Nom/prénom, note,date</text:span></text:p>
        </draw:ellipse>
        <draw:custom-shape draw:style-name="gr2" draw:text-style-name="P2" xml:id="id34" draw:id="id34" draw:layer="layout" svg:width="3.599cm" svg:height="1.2cm" svg:x="12.402cm" svg:y="21.491cm">
          <text:p text:style-name="P2"><text:span text:style-name="T3">Si Si O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4.927cm" svg:y1="11.429cm" svg:x2="17.604cm" svg:y2="14.829cm" draw:start-shape="id12" draw:end-shape="id27" svg:d="M14927 11429v1700h2677v1700">
          <text:p/>
        </draw:connector>
        <draw:connector draw:style-name="gr3" draw:text-style-name="P1" draw:layer="layout" svg:x1="14.927cm" svg:y1="11.429cm" svg:x2="9.405cm" svg:y2="14.829cm" draw:start-shape="id12" draw:start-glue-point="2" draw:end-shape="id28" draw:end-glue-point="0" svg:d="M14927 11429v1700h-5522v1700">
          <text:p/>
        </draw:connector>
        <draw:connector draw:style-name="gr3" draw:text-style-name="P1" draw:layer="layout" svg:x1="9.405cm" svg:y1="15.829cm" svg:x2="9.42cm" svg:y2="16.585cm" draw:start-shape="id28" draw:start-glue-point="2" draw:end-shape="id29" draw:end-glue-point="0" svg:d="M9405 15829v378h15v378">
          <text:p/>
        </draw:connector>
        <draw:connector draw:style-name="gr3" draw:text-style-name="P1" draw:layer="layout" svg:x1="17.604cm" svg:y1="15.829cm" svg:x2="17.601cm" svg:y2="16.585cm" draw:start-shape="id27" draw:start-glue-point="2" draw:end-shape="id30" draw:end-glue-point="0" svg:d="M17604 15829v378h-3v378">
          <text:p/>
        </draw:connector>
        <draw:connector draw:style-name="gr3" draw:text-style-name="P1" draw:layer="layout" svg:x1="9.42cm" svg:y1="17.807cm" svg:x2="13.5cm" svg:y2="24.603cm" draw:start-shape="id29" draw:start-glue-point="2" draw:end-shape="id31" draw:end-glue-point="5" svg:d="M9420 17807v6796h4080">
          <text:p/>
        </draw:connector>
        <draw:connector draw:style-name="gr3" draw:text-style-name="P1" draw:layer="layout" svg:x1="17.604cm" svg:y1="19.807cm" svg:x2="18.402cm" svg:y2="21.492cm" draw:start-shape="id32" draw:start-glue-point="6" draw:end-shape="id33" draw:end-glue-point="4" svg:d="M17604 19807v843h798v842">
          <text:p/>
        </draw:connector>
        <draw:connector draw:style-name="gr3" draw:text-style-name="P1" draw:layer="layout" svg:x1="17.604cm" svg:y1="19.807cm" svg:x2="14.202cm" svg:y2="21.491cm" draw:start-shape="id32" draw:start-glue-point="6" draw:end-shape="id34" draw:end-glue-point="4" svg:d="M17604 19807v843h-3402v841">
          <text:p/>
        </draw:connector>
        <draw:custom-shape draw:style-name="gr2" draw:text-style-name="P2" xml:id="id36" draw:id="id36" draw:layer="layout" svg:width="3.599cm" svg:height="1.2cm" svg:x="2.201cm" svg:y="18.906cm">
          <text:p text:style-name="P2"><text:span text:style-name="T3">Consultation</text:span></text:p>
          <text:p text:style-name="P2"><text:span text:style-name="T3">Notes et moyenn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4cm" svg:y1="15.805cm" svg:x2="4.001cm" svg:y2="18.906cm" draw:start-shape="id35" draw:start-glue-point="2" draw:end-shape="id36" draw:end-glue-point="4" svg:d="M4000 15805v1551h1v1550">
          <text:p/>
        </draw:connector>
        <draw:connector draw:style-name="gr3" draw:text-style-name="P1" draw:layer="layout" svg:x1="5.8cm" svg:y1="19.506cm" svg:x2="5.799cm" svg:y2="10.905cm" draw:start-shape="id36" draw:start-glue-point="7" draw:end-shape="id13" draw:end-glue-point="1" svg:d="M5800 19506h501v-8601h-502">
          <text:p/>
        </draw:connector>
        <draw:frame draw:style-name="gr7" draw:text-style-name="P4" draw:layer="layout" svg:width="23.6cm" svg:height="1.216cm" svg:x="12.9cm" svg:y="0.706cm">
          <draw:text-box>
            <text:p><text:span text:style-name="T5">Projet ISN Alexandre, Kevin, Thibault <text:s/>– Monta TS 2020</text:span></text:p>
          </draw:text-box>
        </draw:frame>
        <draw:rect draw:style-name="gr1" draw:text-style-name="P2" xml:id="id40" draw:id="id40" draw:layer="layout" svg:width="3.599cm" svg:height="1cm" svg:x="5.5cm" svg:y="25.603cm">
          <text:p text:style-name="P1"><text:span text:style-name="T1">Gestion Password</text:span></text:p>
          <text:p text:style-name="P1"><text:span text:style-name="T2">main_pass</text:span></text:p>
        </draw:rect>
        <draw:rect draw:style-name="gr1" draw:text-style-name="P2" xml:id="id35" draw:id="id35" draw:layer="layout" svg:width="3.599cm" svg:height="1cm" svg:x="2.201cm" svg:y="14.805cm">
          <text:p text:style-name="P1"><text:span text:style-name="T1">Notes et moyennes</text:span></text:p>
          <text:p text:style-name="P1"><text:span text:style-name="T2">elv_notes</text:span></text:p>
        </draw:rect>
        <draw:custom-shape draw:style-name="gr2" draw:text-style-name="P2" xml:id="id37" draw:id="id37" draw:layer="layout" svg:width="3.599cm" svg:height="1.2cm" svg:x="12.4cm" svg:y="7.015cm">
          <text:p text:style-name="P2"><text:span text:style-name="T3">Test Passwor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1" draw:id="id11" draw:layer="layout" svg:width="3.599cm" svg:height="1.2cm" svg:x="20.501cm" svg:y="7.014cm">
          <text:p text:style-name="P2"><text:span text:style-name="T3">Si pas </text:span></text:p>
          <text:p text:style-name="P2"><text:span text:style-name="T3">1ère connec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38" draw:id="id38" draw:layer="layout" svg:width="3.599cm" svg:height="1.2cm" svg:x="1.4cm" svg:y="7.005cm">
          <text:p text:style-name="P2"><text:span text:style-name="T3">Si 1ère connec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5.999cm" svg:y1="7.615cm" svg:x2="20.501cm" svg:y2="7.614cm" draw:start-shape="id37" draw:start-glue-point="7" draw:end-shape="id11" draw:end-glue-point="5" svg:d="M15999 7615h2251v-1h2251">
          <text:p/>
        </draw:connector>
        <draw:connector draw:style-name="gr3" draw:text-style-name="P1" draw:layer="layout" svg:x1="12.4cm" svg:y1="7.615cm" svg:x2="4.999cm" svg:y2="7.605cm" draw:start-shape="id37" draw:start-glue-point="5" draw:end-shape="id38" draw:end-glue-point="7" svg:d="M12400 7615h-3701v-10h-3700">
          <text:p/>
        </draw:connector>
        <draw:custom-shape draw:style-name="gr2" draw:text-style-name="P2" xml:id="id41" draw:id="id41" draw:layer="layout" svg:width="3.599cm" svg:height="1.2cm" svg:x="5.5cm" svg:y="29.402cm">
          <text:p text:style-name="P2"><text:span text:style-name="T3">Sauvegar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ellipse draw:style-name="gr4" draw:text-style-name="P2" xml:id="id39" draw:id="id39" draw:layer="layout" svg:width="3.6cm" svg:height="1.222cm" svg:x="5.5cm" svg:y="27.481cm">
          <text:p text:style-name="P1"><text:span text:style-name="T3">Saisie </text:span></text:p>
          <text:p text:style-name="P1"><text:span text:style-name="T3">Password</text:span></text:p>
        </draw:ellipse>
        <draw:connector draw:style-name="gr3" draw:text-style-name="P1" draw:layer="layout" svg:x1="1.4cm" svg:y1="7.605cm" svg:x2="5.5cm" svg:y2="28.092cm" draw:start-shape="id38" draw:start-glue-point="5" draw:end-shape="id39" draw:end-glue-point="3" svg:d="M1400 7605h-502v20487h4602">
          <text:p/>
        </draw:connector>
        <draw:connector draw:style-name="gr3" draw:text-style-name="P1" draw:layer="layout" svg:x1="3.999cm" svg:y1="11.405cm" svg:x2="4cm" svg:y2="14.805cm" draw:start-shape="id13" draw:start-glue-point="2" draw:end-shape="id35" draw:end-glue-point="0" svg:d="M3999 11405v1700h1v1700">
          <text:p/>
        </draw:connector>
        <draw:connector draw:style-name="gr3" draw:text-style-name="P1" draw:layer="layout" draw:line-skew="-0.099cm" svg:x1="2.2cm" svg:y1="10.905cm" svg:x2="5.5cm" svg:y2="26.103cm" draw:start-shape="id13" draw:start-glue-point="3" draw:end-shape="id40" draw:end-glue-point="3" svg:d="M2200 10905h-600v15198h3900">
          <text:p/>
        </draw:connector>
        <draw:connector draw:style-name="gr3" draw:text-style-name="P1" draw:layer="layout" svg:x1="7.3cm" svg:y1="28.703cm" svg:x2="7.3cm" svg:y2="29.402cm" draw:start-shape="id39" draw:start-glue-point="2" draw:end-shape="id41" draw:end-glue-point="4" svg:d="M7300 28703v699">
          <text:p/>
        </draw:connector>
        <draw:connector draw:style-name="gr3" draw:text-style-name="P1" draw:layer="layout" svg:x1="7.299cm" svg:y1="26.603cm" svg:x2="7.3cm" svg:y2="27.481cm" draw:start-shape="id40" draw:start-glue-point="2" draw:end-shape="id39" draw:end-glue-point="0" svg:d="M7299 26603v439h1v439">
          <text:p/>
        </draw:connector>
        <draw:frame draw:style-name="gr5" draw:text-style-name="P3" draw:layer="layout" svg:width="1cm" svg:height="1.343cm" svg:x="57.971cm" svg:y="20.927cm">
          <draw:text-box>
            <text:p><text:span text:style-name="T4"></text:span></text:p>
          </draw:text-box>
        </draw:frame>
        <draw:connector draw:style-name="gr3" draw:text-style-name="P1" draw:layer="layout" draw:line-skew="-5.951cm" svg:x1="46.102cm" svg:y1="10.929cm" svg:x2="9.099cm" svg:y2="26.103cm" draw:start-shape="id9" draw:start-glue-point="3" draw:end-shape="id40" draw:end-glue-point="1" svg:d="M46102 10929h-24452v15174h-12551">
          <text:p/>
        </draw:connector>
        <draw:connector draw:style-name="gr3" draw:text-style-name="P1" draw:layer="layout" svg:x1="13.128cm" svg:y1="10.929cm" svg:x2="7.299cm" svg:y2="25.603cm" draw:start-shape="id12" draw:start-glue-point="3" draw:end-shape="id40" draw:end-glue-point="0" svg:d="M13128 10929h-5829v14674">
          <text:p/>
        </draw:connector>
        <draw:connector draw:style-name="gr3" draw:text-style-name="P1" draw:layer="layout" svg:x1="14.2cm" svg:y1="6.205cm" svg:x2="14.2cm" svg:y2="7.015cm" draw:start-shape="id2" draw:start-glue-point="6" draw:end-shape="id37" draw:end-glue-point="4" svg:d="M14200 6205v810">
          <text:p/>
        </draw:connector>
        <draw:frame draw:style-name="gr5" draw:text-style-name="P3" draw:layer="layout" svg:width="1cm" svg:height="1.343cm" svg:x="18.5cm" svg:y="18.064cm">
          <draw:text-box>
            <text:p><text:span text:style-name="T4"></text:span></text:p>
          </draw:text-box>
        </draw:frame>
        <draw:frame draw:style-name="gr5" draw:text-style-name="P3" draw:layer="layout" svg:width="1cm" svg:height="1.343cm" svg:x="18.6cm" svg:y="15.864cm">
          <draw:text-box>
            <text:p><text:span text:style-name="T4"></text:span></text:p>
          </draw:text-box>
        </draw:frame>
        <draw:frame draw:style-name="gr5" draw:text-style-name="P3" draw:layer="layout" svg:width="1cm" svg:height="1.343cm" svg:x="18.6cm" svg:y="13.864cm">
          <draw:text-box>
            <text:p><text:span text:style-name="T4"></text:span></text:p>
          </draw:text-box>
        </draw:frame>
        <draw:custom-shape draw:style-name="gr2" draw:text-style-name="P2" xml:id="id32" draw:id="id32" draw:layer="layout" svg:width="3.599cm" svg:height="1.2cm" svg:x="15.804cm" svg:y="18.607cm">
          <text:p text:style-name="P2"><text:span text:style-name="T3">Contrôles de saisi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31" draw:id="id31" draw:layer="layout" svg:width="3.599cm" svg:height="1.2cm" svg:x="13.5cm" svg:y="24.003cm">
          <text:p text:style-name="P2"><text:span text:style-name="T3">Sauvegar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33" draw:id="id33" draw:layer="layout" svg:width="3.599cm" svg:height="1.2cm" svg:x="16.602cm" svg:y="21.492cm">
          <text:p text:style-name="P2"><text:span text:style-name="T3">Si pas O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2.402cm" svg:y1="22.091cm" svg:x2="15.805cm" svg:y2="15.329cm" draw:start-shape="id34" draw:start-glue-point="5" draw:end-shape="id27" draw:end-glue-point="3" svg:d="M12402 22091h-502v-6762h3905">
          <text:p/>
        </draw:connector>
        <draw:connector draw:style-name="gr3" draw:text-style-name="P1" draw:layer="layout" svg:x1="18.402cm" svg:y1="22.692cm" svg:x2="15.3cm" svg:y2="24.003cm" draw:start-shape="id33" draw:start-glue-point="6" draw:end-shape="id31" draw:end-glue-point="4" svg:d="M18402 22692v656h-3102v655">
          <text:p/>
        </draw:connector>
        <draw:connector draw:style-name="gr3" draw:text-style-name="P1" draw:layer="layout" svg:x1="17.601cm" svg:y1="17.807cm" svg:x2="17.604cm" svg:y2="18.607cm" draw:start-shape="id30" draw:start-glue-point="2" draw:end-shape="id32" draw:end-glue-point="4" svg:d="M17601 17807v400h3v400">
          <text:p/>
        </draw:connector>
        <draw:connector draw:style-name="gr3" draw:text-style-name="P1" draw:layer="layout" draw:line-skew="0.595cm" svg:x1="17.099cm" svg:y1="24.603cm" svg:x2="19.404cm" svg:y2="15.329cm" draw:start-shape="id31" draw:start-glue-point="7" draw:end-shape="id27" draw:end-glue-point="1" svg:d="M17099 24603h3401v-9274h-1096">
          <text:p/>
        </draw:connector>
        <draw:connector draw:style-name="gr6" draw:text-style-name="P1" draw:layer="layout" draw:line-skew="-0.998cm 0.997cm" svg:x1="5.5cm" svg:y1="30.002cm" svg:x2="5.799cm" svg:y2="10.905cm" draw:start-shape="id41" draw:start-glue-point="5" draw:end-shape="id13" draw:end-glue-point="1" svg:d="M5500 30002h-1500v-8601h2300v-10496h-501">
          <text:p/>
        </draw:connector>
        <draw:frame draw:style-name="gr5" draw:text-style-name="P3" draw:layer="layout" svg:width="1cm" svg:height="1.343cm" svg:x="16cm" svg:y="23.365cm">
          <draw:text-box>
            <text:p><text:span text:style-name="T4"></text:span></text:p>
          </draw:text-box>
        </draw:frame>
        <draw:frame draw:style-name="gr5" draw:text-style-name="P3" draw:layer="layout" svg:width="1cm" svg:height="1.343cm" svg:x="19.2cm" svg:y="20.865cm">
          <draw:text-box>
            <text:p><text:span text:style-name="T4"></text:span></text:p>
          </draw:text-box>
        </draw:frame>
        <draw:frame draw:style-name="gr5" draw:text-style-name="P3" draw:layer="layout" svg:width="1cm" svg:height="1.343cm" svg:x="15cm" svg:y="20.866cm">
          <draw:text-box>
            <text:p><text:span text:style-name="T4"></text:span></text:p>
          </draw:text-box>
        </draw:frame>
        <draw:frame draw:style-name="gr5" draw:text-style-name="P3" draw:layer="layout" svg:width="1cm" svg:height="1.343cm" svg:x="4.973cm" svg:y="9.465cm">
          <draw:text-box>
            <text:p><text:span text:style-name="T4"></text:span></text:p>
          </draw:text-box>
        </draw:frame>
        <draw:frame draw:style-name="gr5" draw:text-style-name="P3" draw:layer="layout" svg:width="1cm" svg:height="1.343cm" svg:x="4.973cm" svg:y="13.766cm">
          <draw:text-box>
            <text:p><text:span text:style-name="T4"></text:span></text:p>
          </draw:text-box>
        </draw:frame>
        <draw:frame draw:style-name="gr5" draw:text-style-name="P3" draw:layer="layout" svg:width="1cm" svg:height="1.343cm" svg:x="4.873cm" svg:y="18.367cm">
          <draw:text-box>
            <text:p><text:span text:style-name="T4"></text:span></text:p>
          </draw:text-box>
        </draw:frame>
        <draw:frame draw:style-name="gr5" draw:text-style-name="P3" draw:layer="layout" svg:width="1cm" svg:height="1.343cm" svg:x="15.2cm" svg:y="2.158cm">
          <draw:text-box>
            <text:p><text:span text:style-name="T4"></text:span></text:p>
          </draw:text-box>
        </draw:frame>
        <draw:frame draw:style-name="gr5" draw:text-style-name="P3" draw:layer="layout" svg:width="1cm" svg:height="1.343cm" svg:x="15.216cm" svg:y="4.484cm">
          <draw:text-box>
            <text:p><text:span text:style-name="T4"></text:span></text:p>
          </draw:text-box>
        </draw:frame>
        <draw:frame draw:style-name="gr5" draw:text-style-name="P3" draw:layer="layout" svg:width="1cm" svg:height="1.343cm" svg:x="48.954cm" svg:y="9.418cm">
          <draw:text-box>
            <text:p><text:span text:style-name="T4"></text:span></text:p>
          </draw:text-box>
        </draw:frame>
        <draw:frame draw:style-name="gr8" draw:text-style-name="P3" draw:layer="layout" svg:width="1cm" svg:height="1.343cm" svg:x="43.7cm" svg:y="13.801cm">
          <draw:text-box>
            <text:p><text:span text:style-name="T4"></text:span></text:p>
          </draw:text-box>
        </draw:frame>
        <draw:frame draw:style-name="gr5" draw:text-style-name="P3" draw:layer="layout" svg:width="1cm" svg:height="1.343cm" svg:x="16.056cm" svg:y="9.467cm">
          <draw:text-box>
            <text:p><text:span text:style-name="T4"></text:span></text:p>
          </draw:text-box>
        </draw:frame>
        <draw:frame draw:style-name="gr5" draw:text-style-name="P3" draw:layer="layout" svg:width="1cm" svg:height="1.343cm" svg:x="8.392cm" svg:y="24.621cm">
          <draw:text-box>
            <text:p><text:span text:style-name="T4"></text:span></text:p>
          </draw:text-box>
        </draw:frame>
        <draw:frame draw:style-name="gr5" draw:text-style-name="P3" draw:layer="layout" svg:width="1cm" svg:height="1.343cm" svg:x="8.436cm" svg:y="26.748cm">
          <draw:text-box>
            <text:p><text:span text:style-name="T4"></text:span></text:p>
          </draw:text-box>
        </draw:frame>
        <draw:frame draw:style-name="gr5" draw:text-style-name="P3" draw:layer="layout" svg:width="1cm" svg:height="1.343cm" svg:x="8.2cm" svg:y="28.858cm">
          <draw:text-box>
            <text:p><text:span text:style-name="T4"></text:span></text:p>
          </draw:text-box>
        </draw:frame>
        <draw:frame draw:style-name="gr5" draw:text-style-name="P3" draw:layer="layout" svg:width="1cm" svg:height="1.343cm" svg:x="10.4cm" svg:y="13.801cm">
          <draw:text-box>
            <text:p><text:span text:style-name="T4"></text:span></text:p>
          </draw:text-box>
        </draw:frame>
        <draw:frame draw:style-name="gr5" draw:text-style-name="P3" draw:layer="layout" svg:width="1cm" svg:height="1.343cm" svg:x="10.22cm" svg:y="15.829cm">
          <draw:text-box>
            <text:p><text:span text:style-name="T4"></text:span></text:p>
          </draw:text-box>
        </draw:frame>
        <draw:frame draw:style-name="gr5" draw:text-style-name="P3" draw:layer="layout" svg:width="1cm" svg:height="1.343cm" svg:x="15.2cm" svg:y="6.458cm">
          <draw:text-box>
            <text:p><text:span text:style-name="T4"></text:span></text:p>
          </draw:text-box>
        </draw:frame>
        <draw:frame draw:style-name="gr5" draw:text-style-name="P3" draw:layer="layout" svg:width="1cm" svg:height="1.343cm" svg:x="23.1cm" svg:y="6.401cm">
          <draw:text-box>
            <text:p><text:span text:style-name="T4"></text:span></text:p>
          </draw:text-box>
        </draw:frame>
        <draw:frame draw:style-name="gr5" draw:text-style-name="P3" draw:layer="layout" svg:width="1cm" svg:height="1.343cm" svg:x="4.2cm" svg:y="6.401cm">
          <draw:text-box>
            <text:p><text:span text:style-name="T4"></text:span></text:p>
          </draw:text-box>
        </draw:frame>
        <draw:rect draw:style-name="gr1" draw:text-style-name="P2" xml:id="id20" draw:id="id20" draw:layer="layout" svg:width="3.599cm" svg:height="1cm" svg:x="34.604cm" svg:y="14.829cm">
          <text:p text:style-name="P1"><text:span text:style-name="T1">Ajout Matière</text:span></text:p>
          <text:p text:style-name="P1"><text:span text:style-name="T2">adm_ajoumat</text:span></text:p>
        </draw:rect>
        <draw:rect draw:style-name="gr1" draw:text-style-name="P2" xml:id="id42" draw:id="id42" draw:layer="layout" svg:width="3.599cm" svg:height="1cm" svg:x="26.105cm" svg:y="14.829cm">
          <text:p text:style-name="P1"><text:span text:style-name="T1">Suppr Matière</text:span></text:p>
          <text:p text:style-name="P1"><text:span text:style-name="T2">adm_supmat</text:span></text:p>
        </draw:rect>
        <draw:frame draw:style-name="gr8" draw:text-style-name="P3" draw:layer="layout" svg:width="1cm" svg:height="1.343cm" svg:x="37.3cm" svg:y="13.858cm">
          <draw:text-box>
            <text:p><text:span text:style-name="T4"></text:span></text:p>
          </draw:text-box>
        </draw:frame>
        <draw:frame draw:style-name="gr9" draw:text-style-name="P3" draw:layer="layout" svg:width="1cm" svg:height="1.343cm" svg:x="28.8cm" svg:y="13.858cm">
          <draw:text-box>
            <text:p><text:span text:style-name="T4"></text:span></text:p>
          </draw:text-box>
        </draw:frame>
        <draw:connector draw:style-name="gr3" draw:text-style-name="P1" draw:layer="layout" svg:x1="47.901cm" svg:y1="11.429cm" svg:x2="27.904cm" svg:y2="14.829cm" draw:start-shape="id9" draw:start-glue-point="2" draw:end-shape="id42" draw:end-glue-point="0" svg:d="M47901 11429v1700h-19997v1700">
          <text:p/>
        </draw:connector>
        <draw:connector draw:style-name="gr3" draw:text-style-name="P1" draw:layer="layout" svg:x1="47.901cm" svg:y1="11.429cm" svg:x2="36.403cm" svg:y2="14.829cm" draw:start-shape="id9" draw:start-glue-point="2" draw:end-shape="id20" draw:end-glue-point="0" svg:d="M47901 11429v1700h-11498v1700">
          <text:p/>
        </draw:connector>
        <draw:connector draw:style-name="gr3" draw:text-style-name="P1" draw:layer="layout" draw:line-skew="9.098cm" svg:x1="9.099cm" svg:y1="30.002cm" svg:x2="49.701cm" svg:y2="10.929cm" draw:start-shape="id41" draw:end-shape="id9" draw:end-glue-point="1" svg:d="M9099 30002h50201v-19073h-9599">
          <text:p/>
        </draw:connector>
        <draw:connector draw:style-name="gr3" draw:text-style-name="P1" draw:layer="layout" draw:line-skew="5.99cm 9.098cm" svg:x1="32.302cm" svg:y1="20.109cm" svg:x2="49.701cm" svg:y2="10.929cm" draw:start-shape="id23" draw:start-glue-point="6" draw:end-shape="id9" draw:end-glue-point="1" svg:d="M32302 20109v6492h26998v-15672h-9599">
          <text:p/>
        </draw:connector>
        <draw:custom-shape draw:style-name="gr2" draw:text-style-name="P2" xml:id="id44" draw:id="id44" draw:layer="layout" svg:width="3.599cm" svg:height="1.2cm" svg:x="26.102cm" svg:y="18.91cm">
          <text:p text:style-name="P2"><text:span text:style-name="T3">Si pas de no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45" draw:id="id45" draw:layer="layout" svg:width="3.599cm" svg:height="1.2cm" svg:x="21.902cm" svg:y="18.911cm">
          <text:p text:style-name="P2"><text:span text:style-name="T3">S'il y a des not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ellipse draw:style-name="gr4" draw:text-style-name="P2" xml:id="id43" draw:id="id43" draw:layer="layout" svg:width="3.6cm" svg:height="1.222cm" svg:x="26.101cm" svg:y="16.586cm">
          <text:p text:style-name="P1"><text:span text:style-name="T3">Saisie </text:span></text:p>
          <text:p text:style-name="P1"><text:span text:style-name="T3">Intitulé, type</text:span></text:p>
        </draw:ellipse>
        <draw:connector draw:style-name="gr3" draw:text-style-name="P1" draw:layer="layout" svg:x1="27.901cm" svg:y1="17.808cm" svg:x2="27.902cm" svg:y2="18.91cm" draw:start-shape="id43" draw:start-glue-point="2" draw:end-shape="id44" draw:end-glue-point="4" svg:d="M27901 17808v551h1v551">
          <text:p/>
        </draw:connector>
        <draw:connector draw:style-name="gr3" draw:text-style-name="P1" draw:layer="layout" svg:x1="27.904cm" svg:y1="15.829cm" svg:x2="27.901cm" svg:y2="16.586cm" draw:start-shape="id42" draw:start-glue-point="2" draw:end-shape="id43" draw:end-glue-point="0" svg:d="M27904 15829v379h-3v378">
          <text:p/>
        </draw:connector>
        <draw:connector draw:style-name="gr3" draw:text-style-name="P1" draw:layer="layout" svg:x1="27.901cm" svg:y1="17.808cm" svg:x2="23.702cm" svg:y2="18.911cm" draw:start-shape="id43" draw:start-glue-point="2" draw:end-shape="id45" draw:end-glue-point="4" svg:d="M27901 17808v552h-4199v551">
          <text:p/>
        </draw:connector>
        <draw:custom-shape draw:style-name="gr2" draw:text-style-name="P2" xml:id="id46" draw:id="id46" draw:layer="layout" svg:width="3.599cm" svg:height="1.2cm" svg:x="26.101cm" svg:y="21.39cm">
          <text:p text:style-name="P2"><text:span text:style-name="T3">Suppression et</text:span></text:p>
          <text:p text:style-name="P2"><text:span text:style-name="T3">sauvegar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27.902cm" svg:y1="20.11cm" svg:x2="27.901cm" svg:y2="21.39cm" draw:start-shape="id44" draw:start-glue-point="6" draw:end-shape="id46" draw:end-glue-point="4" svg:d="M27902 20110v641h-1v639">
          <text:p/>
        </draw:connector>
        <draw:connector draw:style-name="gr3" draw:text-style-name="P1" draw:layer="layout" draw:line-skew="5.988cm 9.098cm" svg:x1="23.702cm" svg:y1="20.111cm" svg:x2="49.701cm" svg:y2="10.929cm" draw:start-shape="id45" draw:start-glue-point="6" draw:end-shape="id9" draw:end-glue-point="1" svg:d="M23702 20111v6490h35598v-15672h-9599">
          <text:p/>
        </draw:connector>
        <draw:frame draw:style-name="gr9" draw:text-style-name="P3" draw:layer="layout" svg:width="1cm" svg:height="1.343cm" svg:x="29cm" svg:y="15.958cm">
          <draw:text-box>
            <text:p><text:span text:style-name="T4"></text:span></text:p>
          </draw:text-box>
        </draw:frame>
        <draw:frame draw:style-name="gr9" draw:text-style-name="P3" draw:layer="layout" svg:width="1cm" svg:height="1.343cm" svg:x="28.8cm" svg:y="18.358cm">
          <draw:text-box>
            <text:p><text:span text:style-name="T4"></text:span></text:p>
          </draw:text-box>
        </draw:frame>
        <draw:frame draw:style-name="gr9" draw:text-style-name="P3" draw:layer="layout" svg:width="1cm" svg:height="1.343cm" svg:x="24.7cm" svg:y="18.458cm">
          <draw:text-box>
            <text:p><text:span text:style-name="T4"></text:span></text:p>
          </draw:text-box>
        </draw:frame>
        <draw:frame draw:style-name="gr9" draw:text-style-name="P3" draw:layer="layout" svg:width="1cm" svg:height="1.343cm" svg:x="28.8cm" svg:y="20.858cm">
          <draw:text-box>
            <text:p><text:span text:style-name="T4"></text:span></text:p>
          </draw:text-box>
        </draw:frame>
        <draw:frame draw:style-name="gr9" draw:text-style-name="P3" draw:layer="layout" svg:width="1cm" svg:height="1.343cm" svg:x="37.4cm" svg:y="15.858cm">
          <draw:text-box>
            <text:p><text:span text:style-name="T4"></text:span></text:p>
          </draw:text-box>
        </draw:frame>
        <draw:frame draw:style-name="gr9" draw:text-style-name="P3" draw:layer="layout" svg:width="1cm" svg:height="1.343cm" svg:x="33.2cm" svg:y="18.458cm">
          <draw:text-box>
            <text:p><text:span text:style-name="T4"></text:span></text:p>
          </draw:text-box>
        </draw:frame>
        <draw:frame draw:style-name="gr9" draw:text-style-name="P3" draw:layer="layout" svg:width="1cm" svg:height="1.343cm" svg:x="37.4cm" svg:y="18.458cm">
          <draw:text-box>
            <text:p><text:span text:style-name="T4"></text:span></text:p>
          </draw:text-box>
        </draw:frame>
        <draw:frame draw:style-name="gr9" draw:text-style-name="P3" draw:layer="layout" svg:width="1cm" svg:height="1.343cm" svg:x="37.2cm" svg:y="20.858cm">
          <draw:text-box>
            <text:p><text:span text:style-name="T4"></text:span></text:p>
          </draw:text-box>
        </draw:frame>
        <draw:frame draw:style-name="gr9" draw:text-style-name="P3" draw:layer="layout" svg:width="1cm" svg:height="1.343cm" svg:x="43.8cm" svg:y="16.001cm">
          <draw:text-box>
            <text:p><text:span text:style-name="T4"></text:span></text:p>
          </draw:text-box>
        </draw:frame>
        <draw:frame draw:style-name="gr9" draw:text-style-name="P3" draw:layer="layout" svg:width="1cm" svg:height="1.343cm" svg:x="41.6cm" svg:y="18.401cm">
          <draw:text-box>
            <text:p><text:span text:style-name="T4"></text:span></text:p>
          </draw:text-box>
        </draw:frame>
        <draw:frame draw:style-name="gr9" draw:text-style-name="P3" draw:layer="layout" svg:width="1cm" svg:height="1.343cm" svg:x="45.6cm" svg:y="18.401cm">
          <draw:text-box>
            <text:p><text:span text:style-name="T4"></text:span></text:p>
          </draw:text-box>
        </draw:frame>
        <draw:frame draw:style-name="gr9" draw:text-style-name="P3" draw:layer="layout" svg:width="1cm" svg:height="1.343cm" svg:x="45.9cm" svg:y="21.001cm">
          <draw:text-box>
            <text:p><text:span text:style-name="T4"></text:span></text:p>
          </draw:text-box>
        </draw:frame>
        <draw:frame draw:style-name="gr5" draw:text-style-name="P3" draw:layer="layout" svg:width="1cm" svg:height="1.343cm" svg:x="58.2cm" svg:y="22.657cm">
          <draw:text-box>
            <text:p><text:span text:style-name="T4">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59cm" fo:text-indent="0cm"/>
      <style:text-properties style:use-window-font-color="true" style:text-outline="false" style:text-line-through-style="none" fo:font-family="Arial" style:font-family-generic="roman" style:font-pitch="variable" fo:font-size="48.7999992370605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609cm" fo:text-indent="0cm"/>
      <style:text-properties fo:font-size="42.7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455cm" fo:text-indent="0cm"/>
      <style:text-properties fo:font-size="36.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304cm" fo:text-indent="0cm"/>
      <style:text-properties fo:font-size="30.3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51cm" fo:text-indent="0cm"/>
      <style:text-properties fo:font-size="30.3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51cm" fo:text-indent="0cm"/>
      <style:text-properties fo:font-size="30.3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51cm" fo:text-indent="0cm"/>
      <style:text-properties fo:font-size="30.3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51cm" fo:text-indent="0cm"/>
      <style:text-properties fo:font-size="30.3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51cm" fo:text-indent="0cm"/>
      <style:text-properties fo:font-size="30.3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67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0cm" fo:page-height="3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4.799cm" svg:x="1cm" svg:y="3.873cm"/>
      <draw:page-thumbnail draw:layer="backgroundobjects" svg:width="8.999cm" svg:height="4.799cm" svg:x="1cm" svg:y="12.449cm"/>
      <draw:page-thumbnail draw:layer="backgroundobjects" svg:width="8.999cm" svg:height="4.799cm" svg:x="1cm" svg:y="21.025cm"/>
      <draw:page-thumbnail draw:layer="backgroundobjects" svg:width="8.999cm" svg:height="4.799cm" svg:x="11cm" svg:y="3.873cm"/>
      <draw:page-thumbnail draw:layer="backgroundobjects" svg:width="8.999cm" svg:height="4.799cm" svg:x="11cm" svg:y="12.449cm"/>
      <draw:page-thumbnail draw:layer="backgroundobjects" svg:width="8.999cm" svg:height="4.799cm" svg:x="11cm" svg:y="21.025cm"/>
    </style:handout-master>
    <style:master-page style:name="Standard" style:page-layout-name="PM1" draw:style-name="Mdp1">
      <draw:frame presentation:style-name="Standard-title" draw:layer="backgroundobjects" svg:width="53.998cm" svg:height="5.343cm" svg:x="3cm" svg:y="1.274cm" presentation:class="title" presentation:placeholder="true">
        <draw:text-box/>
      </draw:frame>
      <draw:frame presentation:style-name="Standard-outline1" draw:layer="backgroundobjects" svg:width="53.998cm" svg:height="21.119cm" svg:x="3cm" svg:y="7.488cm" presentation:class="outline" presentation:placeholder="true">
        <draw:text-box/>
      </draw:frame>
      <draw:frame presentation:style-name="Mpr1" draw:text-style-name="MP1" draw:layer="backgroundobjects" svg:width="13.978cm" svg:height="2.207cm" svg:x="3cm" svg:y="29.1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9.018cm" svg:height="2.207cm" svg:x="20.52cm" svg:y="29.15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3.978cm" svg:height="2.207cm" svg:x="43.02cm" svg:y="29.152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ain Plouviez</meta:initial-creator>
    <meta:creation-date>2020-04-23T15:28:33.92</meta:creation-date>
    <meta:editing-duration>P17DT1H44M36S</meta:editing-duration>
    <meta:editing-cycles>34</meta:editing-cycles>
    <dc:date>2020-05-24T18:32:19.60</dc:date>
    <dc:creator>Alain Plouviez</dc:creator>
    <meta:generator>OpenOffice/4.1.7$Win32 OpenOffice.org_project/417m1$Build-9800</meta:generator>
    <meta:document-statistic meta:object-count="179"/>
  </office:meta>
</office:document-meta>
</file>